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2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1.3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7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76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2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14" style:family="table-cell" style:parent-style-name="Default">
      <style:text-properties fo:font-size="12pt"/>
    </style:style>
    <style:style style:name="ce106" style:family="table-cell" style:parent-style-name="Default">
      <style:table-cell-properties fo:border="none"/>
      <style:text-properties fo:font-size="12pt"/>
    </style:style>
    <style:style style:name="ce107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108" style:family="table-cell" style:parent-style-name="Default">
      <style:table-cell-properties fo:wrap-option="wrap" fo:border="none" style:vertical-align="middle"/>
      <style:text-properties fo:font-size="12pt"/>
    </style:style>
    <style:style style:name="ce109" style:family="table-cell" style:parent-style-name="Default" style:data-style-name="N20003">
      <style:table-cell-properties fo:border="none"/>
      <style:text-properties fo:font-size="12pt"/>
    </style:style>
    <style:style style:name="ce110" style:family="table-cell" style:parent-style-name="Default" style:data-style-name="N20003">
      <style:text-properties fo:font-size="12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0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_20181231決算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4" table:default-cell-style-name="ce75"/>
        <table:table-column table:style-name="co5" table:number-columns-repeated="14" table:default-cell-style-name="ce75"/>
        <table:table-column table:style-name="co6" table:default-cell-style-name="ce75"/>
        <table:table-column table:style-name="co5" table:number-columns-repeated="30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2" table:default-cell-style-name="ce75"/>
        <table:table-column table:style-name="co6" table:default-cell-style-name="ce75"/>
        <table:table-column table:style-name="co9" table:default-cell-style-name="ce75"/>
        <table:table-column table:style-name="co5" table:number-columns-repeated="967" table:default-cell-style-name="ce75"/>
        <table:table-column table:style-name="co5" table:number-columns-repeated="2" table:default-cell-style-name="ce45"/>
        <table:table-row table:style-name="ro1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7"/>
          <table:table-cell office:value-type="string" calcext:value-type="string">
            <text:p>期首</text:p>
          </table:table-cell>
          <table:table-cell table:style-name="ce19"/>
          <table:table-cell table:style-name="ce7" office:value-type="string" calcext:value-type="string">
            <text:p>賃借対照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71" table:number-columns-spanned="2" table:number-rows-spanned="1"/>
          <table:covered-table-cell table:style-name="ce7"/>
          <table:table-cell table:style-name="ce15" office:value-type="date" office:date-value="2018-01-01" calcext:value-type="date">
            <text:p>2018-01-01</text:p>
          </table:table-cell>
          <table:table-cell table:style-name="ce20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1-24T00:00:00</dc:date>
              <text:p text:style-name="P1">名前変更不可</text:p>
            </office:annotation>
            <text:p>資産の部</text:p>
          </table:table-cell>
          <table:table-cell table:style-name="ce7" table:number-columns-repeated="5"/>
          <table:table-cell table:style-name="ce25" table:number-columns-repeated="8"/>
          <table:table-cell table:style-name="ce7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1-24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1-24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1-24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8" table:number-columns-spanned="2" table:number-rows-spanned="1"/>
          <table:covered-table-cell table:style-name="ce7"/>
          <table:table-cell table:style-name="ce15" office:value-type="string" calcext:value-type="string">
            <text:p>期末</text:p>
          </table:table-cell>
          <table:table-cell table:style-name="ce7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7" office:value-type="string" calcext:value-type="string">
            <text:p>当座預金</text:p>
          </table:table-cell>
          <table:table-cell table:style-name="ce7" office:value-type="string" calcext:value-type="string">
            <text:p>定期預金</text:p>
          </table:table-cell>
          <table:table-cell table:style-name="ce7" office:value-type="string" calcext:value-type="string">
            <text:p>その他の預金</text:p>
          </table:table-cell>
          <table:table-cell table:style-name="ce7" office:value-type="string" calcext:value-type="string">
            <text:p>受取手形</text:p>
          </table:table-cell>
          <table:table-cell table:style-name="ce7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7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1-24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1-24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1-24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1-24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1-24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1-24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1-24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1-24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1-24T00:00:00</dc:date>
              <text:p text:style-name="P1">名前変更不可</text:p>
            </office:annotation>
            <text:p>貸倒引当金戻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1-24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7" office:value-type="string" calcext:value-type="string">
            <text:p>補助科目</text:p>
          </table:table-cell>
          <table:table-cell table:style-name="ce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1005"/>
        </table:table-row>
        <table:table-row table:style-name="ro1">
          <table:covered-table-cell table:style-name="ce75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7" office:value-type="string" calcext:value-type="string">
            <text:p>取引日</text:p>
          </table:table-cell>
          <table:table-cell table:style-name="ce7" office:value-type="string" calcext:value-type="string">
            <text:p>摘要/小計</text:p>
          </table:table-cell>
          <table:table-cell table:style-name="ce91" office:value-type="float" office:value="103" calcext:value-type="float">
            <text:p>103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92" office:value-type="float" office:value="-18" calcext:value-type="float">
            <text:p>-18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7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 table:number-columns-repeated="6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50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48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3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9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table:number-columns-repeated="21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table:number-columns-repeated="21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/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9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3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84" office:value-type="date" office:date-value="2018-11-17" calcext:value-type="date">
            <text:p>2018-11-17</text:p>
          </table:table-cell>
          <table:table-cell/>
          <table:table-cell table:style-name="ce92" table:number-columns-repeated="51"/>
          <table:table-cell table:number-columns-repeated="969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10" table:default-cell-style-name="ce14"/>
        <table:table-column table:style-name="co11" table:number-columns-repeated="1023" table:default-cell-style-name="ce1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106" office:value-type="string" calcext:value-type="string">
            <text:p>dialogstate_伝票履歴</text:p>
          </table:table-cell>
          <table:table-cell table:style-name="ce106" office:value-type="string" calcext:value-type="string">
            <text:p>{"OptionCheck": true, "CloseCheck": true, "CheckBox1sate": 1, "CheckBox2sate": 0, "Width": 998, "Height": 334}</text:p>
          </table:table-cell>
          <table:table-cell table:style-name="ce106" table:number-columns-repeated="4"/>
          <table:table-cell table:number-columns-repeated="1018"/>
        </table:table-row>
        <table:table-row table:style-name="ro1">
          <table:table-cell table:style-name="ce107" office:value-type="string" calcext:value-type="string">
            <text:p>dialogstate_決算日</text:p>
          </table:table-cell>
          <table:table-cell table:style-name="ce106" office:value-type="string" calcext:value-type="string">
            <text:p>{"CloseCheck": true}</text:p>
          </table:table-cell>
          <table:table-cell table:style-name="ce108"/>
          <table:table-cell table:style-name="ce106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1">
          <table:table-cell table:style-name="ce106" office:value-type="string" calcext:value-type="string">
            <text:p>dialogstate_メニュー</text:p>
          </table:table-cell>
          <table:table-cell table:style-name="ce106" office:value-type="string" calcext:value-type="string">
            <text:p>{"OptionCheck": false, "CheckBox1sate": 1, "Height": 120, "Width": 178}</text:p>
          </table:table-cell>
          <table:table-cell table:style-name="ce106" table:number-columns-repeated="2"/>
          <table:table-cell table:style-name="ce109"/>
          <table:table-cell table:style-name="ce106"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/>
          <table:table-cell table:style-name="ce110"/>
          <table:table-cell table:number-columns-repeated="979"/>
        </table:table-row>
        <table:table-row table:style-name="ro4">
          <table:table-cell table:style-name="ce106" office:value-type="string" calcext:value-type="string">
            <text:p>GridDatarows_伝票履歴</text:p>
          </table:table-cell>
          <table:table-cell table:style-name="ce106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106" table:number-columns-repeated="4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>
          <table:table-cell table:style-name="ce107"/>
          <table:table-cell table:style-name="ce106"/>
          <table:table-cell table:style-name="ce108"/>
          <table:table-cell table:style-name="ce106" table:number-columns-repeated="3"/>
          <table:table-cell table:number-columns-repeated="1018"/>
        </table:table-row>
        <table:table-row table:style-name="ro5">
          <table:table-cell table:style-name="ce106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振替伝票_20191231決算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75"/>
        <table:table-column table:style-name="co12" table:default-cell-style-name="ce75"/>
        <table:table-column table:style-name="co5" table:number-columns-repeated="1020" table:default-cell-style-name="ce75"/>
        <table:table-row table:style-name="ro1">
          <table:table-cell table:style-name="ce71" office:value-type="string" calcext:value-type="string" table:number-columns-spanned="2" table:number-rows-spanned="1">
            <text:p>メニュー</text:p>
          </table:table-cell>
          <table:covered-table-cell table:style-name="ce7"/>
          <table:table-cell office:value-type="string" calcext:value-type="string">
            <text:p>期首</text:p>
          </table:table-cell>
          <table:table-cell table:style-name="ce39"/>
          <table:table-cell table:style-name="ce7" office:value-type="string" calcext:value-type="string">
            <text:p>賃借対照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71" table:number-columns-spanned="2" table:number-rows-spanned="1"/>
          <table:covered-table-cell table:style-name="ce7"/>
          <table:table-cell table:style-name="ce82" office:value-type="date" office:date-value="2019-01-01" calcext:value-type="date">
            <text:p>2019-01-01</text:p>
          </table:table-cell>
          <table:table-cell table:style-name="ce40"/>
          <table:table-cell table:style-name="ce115" office:value-type="string" calcext:value-type="string">
            <office:annotation draw:style-name="gr1" draw:text-style-name="P2" drawooo:display="printer" svg:width="28.99mm" svg:height="6.03mm" svg:x="154.13mm" svg:y="0mm" draw:caption-point-x="-6.1mm" draw:caption-point-y="5.39mm">
              <dc:date>2018-11-24T00:00:00</dc:date>
              <text:p text:style-name="P1">名前変更不可</text:p>
            </office:annotation>
            <text:p>資産の部</text:p>
          </table:table-cell>
          <table:table-cell table:style-name="ce7" table:number-columns-repeated="5"/>
          <table:table-cell table:number-columns-repeated="8"/>
          <table:table-cell table:style-name="ce7"/>
          <table:table-cell table:number-columns-repeated="2"/>
          <table:table-cell office:value-type="string" calcext:value-type="string">
            <office:annotation draw:style-name="gr1" draw:text-style-name="P2" drawooo:display="printer" svg:width="28.99mm" svg:height="6.03mm" svg:x="634.8mm" svg:y="0mm" draw:caption-point-x="-6.1mm" draw:caption-point-y="5.39mm">
              <dc:date>2018-11-24T00:00:00</dc:date>
              <text:p text:style-name="P1">名前変更不可</text:p>
            </office:annotation>
            <text:p>負債・資本の部</text:p>
          </table:table-cell>
          <table:table-cell table:number-columns-repeated="8"/>
          <table:table-cell office:value-type="string" calcext:value-type="string">
            <office:annotation draw:style-name="gr1" draw:text-style-name="P2" drawooo:display="printer" svg:width="28.99mm" svg:height="6.03mm" svg:x="889.28mm" svg:y="0mm" draw:caption-point-x="-6.1mm" draw:caption-point-y="5.39mm">
              <dc:date>2018-11-24T00:00:00</dc:date>
              <text:p text:style-name="P1">名前変更不可</text:p>
            </office:annotation>
            <text:p>経費</text:p>
          </table:table-cell>
          <table:table-cell table:number-columns-repeated="17"/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5.39mm">
              <dc:date>2018-11-24T00:00:00</dc:date>
              <text:p text:style-name="P1">名前変更不可</text:p>
            </office:annotation>
            <text:p>収益</text:p>
          </table:table-cell>
          <table:table-cell table:number-columns-repeated="975"/>
        </table:table-row>
        <table:table-row table:style-name="ro1">
          <table:table-cell table:style-name="ce62" table:number-columns-spanned="2" table:number-rows-spanned="1"/>
          <table:covered-table-cell table:style-name="ce7"/>
          <table:table-cell table:style-name="ce82" office:value-type="string" calcext:value-type="string">
            <text:p>期末</text:p>
          </table:table-cell>
          <table:table-cell table:style-name="ce7" office:value-type="string" calcext:value-type="string">
            <text:p>科目</text:p>
          </table:table-cell>
          <table:table-cell table:style-name="ce7" office:value-type="string" calcext:value-type="string">
            <text:p>現金</text:p>
          </table:table-cell>
          <table:table-cell table:style-name="ce7" office:value-type="string" calcext:value-type="string">
            <text:p>当座預金</text:p>
          </table:table-cell>
          <table:table-cell table:style-name="ce7" office:value-type="string" calcext:value-type="string">
            <text:p>定期預金</text:p>
          </table:table-cell>
          <table:table-cell table:style-name="ce7" office:value-type="string" calcext:value-type="string">
            <text:p>その他の預金</text:p>
          </table:table-cell>
          <table:table-cell table:style-name="ce7" office:value-type="string" calcext:value-type="string">
            <text:p>受取手形</text:p>
          </table:table-cell>
          <table:table-cell table:style-name="ce7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7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office:annotation draw:style-name="gr1" draw:text-style-name="P2" drawooo:display="printer" svg:width="28.99mm" svg:height="6.03mm" svg:x="606.53mm" svg:y="0mm" draw:caption-point-x="-6.1mm" draw:caption-point-y="10.68mm">
              <dc:date>2018-11-24T00:00:00</dc:date>
              <text:p text:style-name="P1">名前変更不可</text:p>
            </office:annotation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office:annotation draw:style-name="gr1" draw:text-style-name="P2" drawooo:display="printer" svg:width="28.99mm" svg:height="6.03mm" svg:x="832.73mm" svg:y="0mm" draw:caption-point-x="-6.1mm" draw:caption-point-y="10.68mm">
              <dc:date>2018-11-24T00:00:00</dc:date>
              <text:p text:style-name="P1">名前変更不可</text:p>
            </office:annotation>
            <text:p>事業主借</text:p>
          </table:table-cell>
          <table:table-cell office:value-type="string" calcext:value-type="string">
            <office:annotation draw:style-name="gr1" draw:text-style-name="P2" drawooo:display="printer" svg:width="28.99mm" svg:height="6.03mm" svg:x="861mm" svg:y="0mm" draw:caption-point-x="-6.1mm" draw:caption-point-y="10.68mm">
              <dc:date>2018-11-24T00:00:00</dc:date>
              <text:p text:style-name="P1">名前変更不可</text:p>
            </office:annotation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office:annotation draw:style-name="gr1" draw:text-style-name="P2" drawooo:display="printer" svg:width="28.99mm" svg:height="6.03mm" svg:x="1398.23mm" svg:y="0mm" draw:caption-point-x="-6.1mm" draw:caption-point-y="10.68mm">
              <dc:date>2018-11-24T00:00:00</dc:date>
              <text:p text:style-name="P1">名前変更不可</text:p>
            </office:annotation>
            <text:p>売上金額</text:p>
          </table:table-cell>
          <table:table-cell table:number-columns-repeated="975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9-12-31" calcext:value-type="date">
            <text:p>2019-12-31</text:p>
          </table:table-cell>
          <table:table-cell table:style-name="ce7" office:value-type="string" calcext:value-type="string">
            <text:p>補助科目</text:p>
          </table:table-cell>
          <table:table-cell table:style-name="ce7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7"/>
          <table:table-cell table:number-columns-repeated="5"/>
          <table:table-cell table:style-name="ce7"/>
          <table:table-cell table:number-columns-repeated="1005"/>
        </table:table-row>
        <table:table-row table:style-name="ro1">
          <table:covered-table-cell table:style-name="ce75" office:value-type="float" office:value="4" calcext:value-type="float">
            <text:p>4</text:p>
          </table:covered-table-cell>
          <table:covered-table-cell table:style-name="ce7" office:value-type="float" office:value="91" calcext:value-type="float">
            <text:p>91</text:p>
          </table:covered-table-cell>
          <table:table-cell table:style-name="ce7" office:value-type="string" calcext:value-type="string">
            <text:p>取引日</text:p>
          </table:table-cell>
          <table:table-cell table:style-name="ce7" office:value-type="string" calcext:value-type="string">
            <text:p>摘要/小計</text:p>
          </table:table-cell>
          <table:table-cell table:style-name="ce91" office:value-type="float" office:value="-16" calcext:value-type="float">
            <text:p>-16</text:p>
          </table:table-cell>
          <table:table-cell table:style-name="ce91" office:value-type="float" office:value="16" calcext:value-type="float">
            <text:p>16</text:p>
          </table:table-cell>
          <table:table-cell table:style-name="ce92" office:value-type="float" office:value="-4000" calcext:value-type="float">
            <text:p>-4,000</text:p>
          </table:table-cell>
          <table:table-cell table:style-name="ce92" office:value-type="float" office:value="4000" calcext:value-type="float">
            <text:p>4,000</text:p>
          </table:table-cell>
          <table:table-cell table:number-columns-repeated="4"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0" table:style-name="ce92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83" office:value-type="date" office:date-value="2019-01-01" calcext:value-type="date">
            <text:p>2019-01-01</text:p>
          </table:table-cell>
          <table:table-cell table:style-name="ce7" office:value-type="string" calcext:value-type="string">
            <text:p>前記より繰越</text:p>
          </table:table-cell>
          <table:table-cell table:style-name="ce91" table:number-columns-repeated="2"/>
          <table:table-cell table:style-name="ce92" table:number-columns-repeated="6"/>
          <table:table-cell table:style-name="ce91"/>
          <table:table-cell table:style-name="ce92" table:number-columns-repeated="3"/>
          <table:table-cell table:style-name="ce91" table:number-columns-repeated="3"/>
          <table:table-cell table:style-name="ce92" table:number-columns-repeated="30"/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9-01-01" calcext:value-type="date">
            <text:p>2019-01-01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4" office:value-type="date" office:date-value="2019-01-02" calcext:value-type="date">
            <text:p>2019-01-02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1">
          <table:table-cell table:style-name="ce7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9-01-15" calcext:value-type="date">
            <text:p>2019-01-15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3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9-01-16" calcext:value-type="date">
            <text:p>2019-01-16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9-01-17" calcext:value-type="date">
            <text:p>2019-01-17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9-01-18" calcext:value-type="date">
            <text:p>2019-01-18</text:p>
          </table:table-cell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2">
          <table:table-cell table:style-name="ce7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/>
          <table:table-cell office:value-type="string" calcext:value-type="string">
            <text:p>伝票2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92" office:value-type="float" office:value="1000" calcext:value-type="float">
            <text:p>1,000</text:p>
          </table:table-cell>
          <table:table-cell table:style-name="ce92" table:number-columns-repeated="41"/>
          <table:table-cell table:number-columns-repeated="975"/>
        </table:table-row>
        <table:table-row table:style-name="ro2" table:number-rows-repeated="8">
          <table:table-cell table:style-name="ce76"/>
          <table:table-cell/>
          <table:table-cell table:style-name="ce84"/>
          <table:table-cell/>
          <table:table-cell table:style-name="ce92" table:number-columns-repeated="45"/>
          <table:table-cell table:number-columns-repeated="975"/>
        </table:table-row>
        <table:table-row table:style-name="ro2" table:number-rows-repeated="1048528">
          <table:table-cell table:number-columns-repeated="1024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_20181231決算.A6:振替伝票_20181231決算.AMJ1048576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振替伝票_20191231決算.A6:振替伝票_20191231決算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00/00/00</text:date>, <text:time style:data-style-name="N2" text:time-value="00:26:52.767406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24T00:28:56.624253591</dc:date>
    <meta:editing-duration>P4DT8H28M58S</meta:editing-duration>
    <meta:editing-cycles>625</meta:editing-cycles>
    <meta:document-statistic meta:table-count="3" meta:cell-count="406" meta:object-count="0"/>
  </office:meta>
</office:document-meta>
</file>